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30pt" style:font-size-asian="30pt" style:font-size-complex="30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나눔고딕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1/22)</text:p>
      <text:p text:style-name="P2"/>
      <text:p text:style-name="P5"><text:span text:style-name="T1">1. 회의 참가자</text:span></text:p>
      <text:p text:style-name="P6"><text:span text:style-name="T1"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<text:span text:style-name="T4">0792004 권 순 일<text:tab/></text:span></text:p>
          </table:table-cell>
          <table:table-cell table:style-name="표1.A1" office:value-type="string">
            <text:p text:style-name="P8"><text:span text:style-name="T4">github ID : </text:span><text:a xlink:type="simple" xlink:href="mailto:drauird@gmail.com">drauird</text:a><text:a xlink:type="simple" xlink:href="mailto:drauird@gmail.com">@</text:a><text:a xlink:type="simple" xlink:href="mailto:drauird@gmail.com">gmail</text:a><text:a xlink:type="simple" xlink:href="mailto:drauird@gmail.com">.</text:a><text:a xlink:type="simple" xlink:href="mailto:drauird@gmail.com">com</text:a></text:p>
          </table:table-cell>
        </table:table-row>
        <table:table-row>
          <table:table-cell table:style-name="표1.A1" office:value-type="string">
            <text:p text:style-name="P7"><text:span text:style-name="T4">0792008 김 면 중</text:span></text:p>
          </table:table-cell>
          <table:table-cell table:style-name="표1.A1" office:value-type="string">
            <text:p text:style-name="P8"><text:span text:style-name="T4">github ID</text:span><text:a xlink:type="simple" xlink:href="mailto:joong555@naver.com"> : </text:a><text:a xlink:type="simple" xlink:href="mailto:joong555@naver.com">joong</text:a><text:a xlink:type="simple" xlink:href="mailto:joong555@naver.com">555@</text:a><text:a xlink:type="simple" xlink:href="mailto:joong555@naver.com">naver</text:a><text:a xlink:type="simple" xlink:href="mailto:joong555@naver.com">.</text:a><text:a xlink:type="simple" xlink:href="mailto:joong555@naver.com">com</text:a></text:p>
          </table:table-cell>
        </table:table-row>
      </table:table>
      <text:p text:style-name="Standard"/>
      <text:p text:style-name="Standard"><text:span text:style-name="T6"><text:s/></text:span></text:p>
      <text:p text:style-name="P3"><text:span text:style-name="T1"/></text:p>
      <text:p text:style-name="P3"><text:span text:style-name="T1">2. 회의 일시</text:span></text:p>
      <text:p text:style-name="P3"><text:span text:style-name="T1"/></text:p>
      <text:p text:style-name="P4"><text:span text:style-name="T2">2012년 11월 21일 PM 9:00 ~ 2012년 11월 22일 AM 2:00</text:span></text:p>
      <text:p text:style-name="P3"><text:span text:style-name="T1"/></text:p>
      <text:p text:style-name="P3"><text:span text:style-name="T1"/></text:p>
      <text:p text:style-name="P3"><text:span text:style-name="T1">3. 회의 안건</text:span></text:p>
      <text:p text:style-name="P3"><text:span text:style-name="T1"/></text:p>
      <text:p text:style-name="P4"><text:span text:style-name="T2"><text:s/>- <text:s/>요구 사항 명세</text:span></text:p>
      <text:p text:style-name="P4"><text:span text:style-name="T2"><text:s/>- <text:s/>테스트 계획 작성</text:span></text:p>
      <text:p text:style-name="P4"><text:span text:style-name="T2"/></text:p>
      <text:p text:style-name="P4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4. 회의 내용</text:span></text:p>
      <text:p text:style-name="P3"><text:span text:style-name="T1"><text:s/>(1) 요구사항 명세</text:span></text:p>
      <text:p text:style-name="P3"><text:span text:style-name="T1"><text:s text:c="4"/>- <text:s/>게임 화면, 몬스터와 유저의 정보, Turn의 정의, 퍼즐에 관한 요구 사항을 명세 (자세한 내용은 보고서 내에 요구사항 란을 참고)</text:span></text:p>
      <text:p text:style-name="P3"><text:span text:style-name="T1"><text:tab/></text:span><text:span text:style-name="T3">모든 요구 사항들을 명세 한 후 요구 사항들이 제대로 정량화 되어 있는지, <text:tab/>문법에 따른 오류는 없는지, 개발 범위에서 벗어난 요구 사항은 없는지 다시 <text:tab/>한 번 조원들이 Reading 하여 검사하기로 함</text:span></text:p>
      <text:p text:style-name="P3"><text:span text:style-name="T1"><text:s/></text:span></text:p>
      <text:p text:style-name="P3"><text:span text:style-name="T1">(2) 테스트 계획 작성</text:span></text:p>
      <text:p text:style-name="P3"><text:span text:style-name="T1"><text:s text:c="4"/>- <text:s/>요구 사항에 따른 테스트 계획을 작성 (자세한 내용은 보고서 내에 테스트 계획 란을 참고)</text:span></text:p>
      <text:p text:style-name="P3"><text:span text:style-name="T1"><text:tab/></text:span><text:span text:style-name="T3">요구 사항에 따라 필요한 테스트 계획을 작성 한 후 요구 사항에서 벗어난 테<text:tab/>스트 계획은 없는지, 요구 사항이 반영되지 않은 테스트는 없는지 다시 한 번 <text:tab/>조원들이 Reading 하여 검사하기로 함</text:span></text:p>
      <text:p text:style-name="P3"><text:span text:style-name="T1"><text:tab/> </text:span><text:span text:style-name="T3"><text:s/></text:span></text:p>
      <text:p text:style-name="P4"><text:span text:style-name="T2"/></text:p>
      <text:p text:style-name="P4"><text:span text:style-name="T2"/></text:p>
      <text:p text:style-name="P4"><text:span text:style-name="T2"><text:s text:c="5"/></text:span></text:p>
      <text:p text:style-name="P3"><text:span text:style-name="T1"><text:tab/> <text:s/></text:span></text:p>
      <text:p text:style-name="P3"><text:span text:style-name="T1"><text:s text:c="11"/></text:span></text:p>
      <text:p text:style-name="P3"><text:span text:style-name="T1"><text:s text:c="13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1-25T17:38:44</dc:date>
    <meta:editing-duration>PT1H14M39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25" meta:word-count="153" meta:character-count="640" meta:non-whitespace-character-count="447"/>
  </office:meta>
</office:document-meta>
</file>